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. 1" table:style-name="ta1">
        <table:shapes>
          <draw:frame draw:z-index="0" draw:style-name="gr1" draw:text-style-name="P1" svg:width="8.9858in" svg:height="5.0543in" svg:x="5.7307in" svg:y="0.2898in">
            <draw:object draw:notify-on-update-of-ranges="'v. 1'.B4:'v. 1'.B4 'v. 1'.B5:'v. 1'.B7 'v. 1'.C4:'v. 1'.C4 'v. 1'.C5:'v. 1'.C7 'v. 1'.B4:'v. 1'.B4 'v. 1'.B5:'v. 1'.B7 'v. 1'.D4:'v. 1'.D4 'v. 1'.D5:'v. 1'.D7 'v. 1'.B4:'v. 1'.B4 'v. 1'.B5:'v. 1'.B7 'v. 1'.E4:'v. 1'.E4 'v. 1'.E5:'v. 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eros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7:14.083213324</meta:creation-date>
    <dc:date>2021-05-30T15:59:32.742504373</dc:date>
    <meta:editing-duration>PT2M8S</meta:editing-duration>
    <meta:editing-cycles>2</meta:editing-cycles>
    <meta:generator>LibreOffice/7.1.2.2$Linux_X86_64 LibreOffice_project/10$Build-2</meta:generator>
    <meta:document-statistic meta:table-count="1" meta:cell-count="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25cm" svg:height="12.839cm" xlink:href=".." xlink:type="simple" chart:class="chart:scatter" chart:style-name="ch1">
        <chart:title svg:x="10.046cm" svg:y="0.392cm" chart:style-name="ch2">
          <text:p>algorithm v.1</text:p>
        </chart:title>
        <chart:legend chart:legend-position="end" svg:x="20.343cm" svg:y="5.622cm" style:legend-expansion="high" chart:style-name="ch3"/>
        <chart:plot-area chart:style-name="ch4" table:cell-range-address="'v. 1'.B4:'v. 1'.E7" chart:data-source-has-labels="row" svg:x="1.467cm" svg:y="1.427cm" svg:width="18.42cm" svg:height="10.175cm">
          <chart:coordinate-region svg:x="2.088cm" svg:y="1.626cm" svg:width="17.335cm" svg:height="9.329cm"/>
          <chart:axis chart:dimension="x" chart:name="primary-x" chart:style-name="ch5">
            <chart:title svg:x="9.429cm" svg:y="11.858cm" chart:style-name="ch6">
              <text:p>number of pixels</text:p>
            </chart:title>
          </chart:axis>
          <chart:axis chart:dimension="y" chart:name="primary-y" chart:style-name="ch5">
            <chart:title svg:x="0.451cm" svg:y="7.074cm" chart:style-name="ch7">
              <text:p>time [s]</text:p>
            </chart:title>
            <chart:grid chart:style-name="ch8" chart:class="major"/>
          </chart:axis>
          <chart:series chart:style-name="ch9" chart:values-cell-range-address="'v. 1'.C5:'v. 1'.C7" chart:label-cell-address="'v. 1'.C4:'v. 1'.C4" chart:class="chart:scatter">
            <chart:domain table:cell-range-address="'v. 1'.B5:'v. 1'.B7"/>
            <chart:data-point chart:repeated="3"/>
          </chart:series>
          <chart:series chart:style-name="ch10" chart:values-cell-range-address="'v. 1'.D5:'v. 1'.D7" chart:label-cell-address="'v. 1'.D4:'v. 1'.D4" chart:class="chart:scatter">
            <chart:data-point chart:repeated="3"/>
          </chart:series>
          <chart:series chart:style-name="ch11" chart:values-cell-range-address="'v. 1'.E5:'v. 1'.E7" chart:label-cell-address="'v. 1'.E4:'v. 1'.E4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eros</text:p>
                <draw:g>
                  <svg:desc>'v. 1'.C4:'v. 1'.C4</svg:desc>
                </draw:g>
              </table:table-cell>
              <table:table-cell office:value-type="string">
                <text:p>ones</text:p>
                <draw:g>
                  <svg:desc>'v. 1'.D4:'v. 1'.D4</svg:desc>
                </draw:g>
              </table:table-cell>
              <table:table-cell office:value-type="string">
                <text:p>random</text:p>
                <draw:g>
                  <svg:desc>'v. 1'.E4:'v. 1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5:'v. 1'.B7</svg:desc>
                </draw:g>
              </table:table-cell>
              <table:table-cell office:value-type="float" office:value="0.04">
                <text:p>0.04</text:p>
                <draw:g>
                  <svg:desc>'v. 1'.C5:'v. 1'.C7</svg:desc>
                </draw:g>
              </table:table-cell>
              <table:table-cell office:value-type="float" office:value="0.04">
                <text:p>0.04</text:p>
                <draw:g>
                  <svg:desc>'v. 1'.D5:'v. 1'.D7</svg:desc>
                </draw:g>
              </table:table-cell>
              <table:table-cell office:value-type="float" office:value="0.07">
                <text:p>0.07</text:p>
                <draw:g>
                  <svg:desc>'v. 1'.E5:'v. 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33">
                <text:p>1.33</text:p>
              </table:table-cell>
              <table:table-cell office:value-type="float" office:value="1.48">
                <text:p>1.48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14.4">
                <text:p>14.4</text:p>
              </table:table-cell>
              <table:table-cell office:value-type="float" office:value="15.6">
                <text:p>15.6</text:p>
              </table:table-cell>
              <table:table-cell office:value-type="float" office:value="22.4">
                <text:p>2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